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624cm" fo:min-width="3.311cm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4cm"/>
    </style:style>
    <style:style style:name="gr5" style:family="graphic" style:parent-style-name="standard">
      <style:graphic-properties draw:fill="solid" draw:fill-color="#000000" draw:textarea-horizontal-align="justify" draw:textarea-vertical-align="middle" draw:auto-grow-height="false" fo:min-height="0.068cm" fo:min-width="0.23cm"/>
    </style:style>
    <style:style style:name="gr6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18cm" fo:min-width="0.199cm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 fo:min-height="0.624cm" fo:min-width="12.012cm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18cm" fo:min-width="0.199cm"/>
    </style:style>
    <style:style style:name="gr10" style:family="graphic" style:parent-style-name="standard">
      <style:graphic-properties svg:stroke-color="#ff3333" draw:fill="solid" draw:fill-color="#ff3333" draw:textarea-horizontal-align="justify" draw:textarea-vertical-align="middle" draw:auto-grow-height="false" fo:min-height="0.018cm" fo:min-width="0.199cm"/>
    </style:style>
    <style:style style:name="gr11" style:family="graphic" style:parent-style-name="objectwithoutfill">
      <style:graphic-properties draw:marker-start="Short_20_line_20_Arrow" draw:marker-start-width="0.305cm" draw:marker-end="Short_20_line_20_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6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017cm" fo:min-width="0.199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583cm" fo:min-width="3.297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583cm" fo:min-width="3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626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paragraph-properties fo:text-align="center"/>
      <style:text-properties fo:color="#dddddd" fo:font-size="18pt" style:font-size-asian="18pt" style:font-size-complex="18pt"/>
    </style:style>
    <style:style style:name="P4" style:family="paragraph">
      <style:paragraph-properties fo:text-align="center"/>
      <style:text-properties fo:color="#dddddd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text-properties fo:color="#dddddd"/>
    </style:style>
    <style:style style:name="T1" style:family="text">
      <style:text-properties fo:color="#ffffff"/>
    </style:style>
    <style:style style:name="T2" style:family="text">
      <style:text-properties fo:color="#000000"/>
    </style:style>
    <style:style style:name="T3" style:family="text">
      <style:text-properties fo:font-size="18pt"/>
    </style:style>
    <style:style style:name="T4" style:family="text">
      <style:text-properties fo:color="#ffffff" fo:font-size="18pt"/>
    </style:style>
    <style:style style:name="T5" style:family="text">
      <style:text-properties fo:color="#000000" fo:font-size="18pt"/>
    </style:style>
    <style:style style:name="T6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1.397cm" svg:x="5.362cm" svg:y="11.40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2.4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3.43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2cm" svg:y="14.45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layer="layout" svg:width="2.159cm" svg:height="0.962cm" svg:x="3.203cm" svg:y="12.674cm">
          <draw:text-box>
            <text:p>SP<text:span text:style-name="T1">+0</text:span></text:p>
          </draw:text-box>
        </draw:frame>
        <draw:frame draw:style-name="gr2" draw:layer="layout" svg:width="2.159cm" svg:height="0.962cm" svg:x="3.203cm" svg:y="13.817cm">
          <draw:text-box>
            <text:p>SP+1</text:p>
          </draw:text-box>
        </draw:frame>
        <draw:frame draw:style-name="gr2" draw:layer="layout" svg:width="2.159cm" svg:height="0.962cm" svg:x="3.203cm" svg:y="14.76cm">
          <draw:text-box>
            <text:p>SP+2</text:p>
          </draw:text-box>
        </draw:frame>
        <draw:frame draw:style-name="gr2" draw:layer="layout" svg:width="2.159cm" svg:height="0.962cm" svg:x="3.203cm" svg:y="11.658cm">
          <draw:text-box>
            <text:p>SP-1</text:p>
          </draw:text-box>
        </draw:frame>
        <draw:frame draw:style-name="gr3" draw:layer="layout" svg:width="2.407cm" svg:height="0.962cm" svg:x="9.178cm" svg:y="12.601cm">
          <draw:text-box>
            <text:p>stackA</text:p>
          </draw:text-box>
        </draw:frame>
        <draw:frame draw:style-name="gr4" draw:layer="layout" svg:width="2.407cm" svg:height="0.962cm" svg:x="9.172cm" svg:y="13.69cm">
          <draw:text-box>
            <text:p>stackB</text:p>
          </draw:text-box>
        </draw:frame>
        <draw:custom-shape draw:style-name="gr5" draw:text-style-name="P1" draw:layer="layout" svg:width="0.834cm" svg:height="0.635cm" svg:x="4.473cm" svg:y="12.847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5.33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6.35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7.3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5.366cm" svg:y="8.3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7.181cm" svg:y="10.2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7.182cm" svg:y="10.5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7.174cm" svg:y="10.8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layer="layout" svg:width="2.159cm" svg:height="0.962cm" svg:x="3.17cm" svg:y="6.523cm">
          <draw:text-box>
            <text:p><text:span text:style-name="T2">PC</text:span><text:span text:style-name="T1">+0</text:span></text:p>
          </draw:text-box>
        </draw:frame>
        <draw:frame draw:style-name="gr2" draw:layer="layout" svg:width="2.159cm" svg:height="0.962cm" svg:x="3.17cm" svg:y="7.666cm">
          <draw:text-box>
            <text:p>PC+1</text:p>
          </draw:text-box>
        </draw:frame>
        <draw:custom-shape draw:style-name="gr7" draw:text-style-name="P1" draw:layer="layout" svg:width="0.834cm" svg:height="0.635cm" svg:x="4.44cm" svg:y="6.696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_5f_">
        <draw:custom-shape draw:style-name="gr8" draw:text-style-name="P1" draw:layer="layout" svg:width="12.511cm" svg:height="1.397cm" svg:x="4.407cm" svg:y="12.286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3.302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4.318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1" draw:layer="layout" svg:width="12.511cm" svg:height="1.397cm" svg:x="4.407cm" svg:y="15.334cm">
          <text:p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48cm" svg:y="13.556cm">
          <draw:text-box>
            <text:p><text:span text:style-name="T3">SP</text:span><text:span text:style-name="T4">+0</text:span></text:p>
          </draw:text-box>
        </draw:frame>
        <draw:frame draw:style-name="gr2" draw:text-style-name="P2" draw:layer="layout" svg:width="2.159cm" svg:height="0.962cm" svg:x="2.248cm" svg:y="14.699cm">
          <draw:text-box>
            <text:p><text:span text:style-name="T3">SP+1</text:span></text:p>
          </draw:text-box>
        </draw:frame>
        <draw:frame draw:style-name="gr2" draw:text-style-name="P2" draw:layer="layout" svg:width="2.159cm" svg:height="0.962cm" svg:x="2.248cm" svg:y="15.642cm">
          <draw:text-box>
            <text:p><text:span text:style-name="T3">SP+2</text:span></text:p>
          </draw:text-box>
        </draw:frame>
        <draw:frame draw:style-name="gr2" draw:text-style-name="P2" draw:layer="layout" svg:width="2.159cm" svg:height="0.962cm" svg:x="2.248cm" svg:y="12.54cm">
          <draw:text-box>
            <text:p><text:span text:style-name="T3">SP-1</text:span></text:p>
          </draw:text-box>
        </draw:frame>
        <draw:frame draw:style-name="gr3" draw:text-style-name="P2" draw:layer="layout" svg:width="2.71cm" svg:height="0.962cm" svg:x="16.925cm" svg:y="13.483cm">
          <draw:text-box>
            <text:p><text:span text:style-name="T3">stackA</text:span></text:p>
          </draw:text-box>
        </draw:frame>
        <draw:frame draw:style-name="gr4" draw:text-style-name="P2" draw:layer="layout" svg:width="2.71cm" svg:height="0.962cm" svg:x="16.918cm" svg:y="14.572cm">
          <draw:text-box>
            <text:p><text:span text:style-name="T3">stackB</text:span></text:p>
          </draw:text-box>
        </draw:frame>
        <draw:custom-shape draw:style-name="gr9" draw:text-style-name="P1" draw:layer="layout" svg:width="0.834cm" svg:height="0.635cm" svg:x="3.518cm" svg:y="13.729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6.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7.23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8.25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layer="layout" svg:width="3.81cm" svg:height="1.397cm" svg:x="4.411cm" svg:y="9.26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2.159cm" svg:height="0.962cm" svg:x="2.215cm" svg:y="7.405cm">
          <draw:text-box>
            <text:p><text:span text:style-name="T5">PC</text:span><text:span text:style-name="T4">+0</text:span></text:p>
          </draw:text-box>
        </draw:frame>
        <draw:frame draw:style-name="gr2" draw:text-style-name="P2" draw:layer="layout" svg:width="2.159cm" svg:height="0.962cm" svg:x="2.215cm" svg:y="8.548cm">
          <draw:text-box>
            <text:p><text:span text:style-name="T3">PC+1</text:span></text:p>
          </draw:text-box>
        </draw:frame>
        <draw:custom-shape draw:style-name="gr10" draw:text-style-name="P1" draw:layer="layout" svg:width="0.834cm" svg:height="0.635cm" svg:x="3.485cm" svg:y="7.578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1" draw:layer="layout" svg:width="0.168cm" svg:height="0.169cm" svg:x="6.227cm" svg:y="11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6.228cm" svg:y="11.4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168cm" svg:height="0.169cm" svg:x="6.22cm" svg:y="11.6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1" draw:text-style-name="P1" draw:layer="layout" svg:x1="4.442cm" svg:y1="5.615cm" svg:x2="8.252cm" svg:y2="5.668cm">
          <text:p/>
        </draw:line>
        <draw:frame draw:style-name="gr3" draw:layer="layout" svg:width="1.7cm" svg:height="0.962cm" svg:x="5.529cm" svg:y="4.601cm">
          <draw:text-box>
            <text:p>8 bit</text:p>
          </draw:text-box>
        </draw:frame>
        <draw:line draw:style-name="gr11" draw:text-style-name="P1" draw:layer="layout" svg:x1="4.553cm" svg:y1="17.111cm" svg:x2="16.931cm" svg:y2="17.251cm">
          <text:p/>
        </draw:line>
        <draw:frame draw:style-name="gr12" draw:layer="layout" svg:width="2.135cm" svg:height="1.036cm" svg:x="10.672cm" svg:y="17.246cm">
          <draw:text-box>
            <text:p>32 bit</text:p>
          </draw:text-box>
        </draw:frame>
      </draw:page>
      <draw:page draw:name="page3" draw:style-name="dp1" draw:master-page-name="Default_5f_">
        <draw:frame draw:style-name="gr2" draw:layer="layout" svg:width="2.159cm" svg:height="0.962cm" svg:x="1.572cm" svg:y="9.599cm">
          <draw:text-box>
            <text:p>SP<text:span text:style-name="T1">+0</text:span></text:p>
          </draw:text-box>
        </draw:frame>
        <draw:frame draw:style-name="gr2" draw:layer="layout" svg:width="2.159cm" svg:height="0.962cm" svg:x="1.573cm" svg:y="10.542cm">
          <draw:text-box>
            <text:p>SP+1</text:p>
          </draw:text-box>
        </draw:frame>
        <draw:frame draw:style-name="gr2" draw:layer="layout" svg:width="2.159cm" svg:height="0.962cm" svg:x="1.573cm" svg:y="11.385cm">
          <draw:text-box>
            <text:p>SP+2</text:p>
          </draw:text-box>
        </draw:frame>
        <draw:frame draw:style-name="gr2" draw:layer="layout" svg:width="2.159cm" svg:height="0.962cm" svg:x="1.572cm" svg:y="8.783cm">
          <draw:text-box>
            <text:p>SP-1</text:p>
          </draw:text-box>
        </draw:frame>
        <draw:custom-shape draw:style-name="gr13" draw:text-style-name="P1" draw:layer="layout" svg:width="0.834cm" svg:height="0.635cm" svg:x="2.842cm" svg:y="9.772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3.797cm" svg:height="0.833cm" svg:x="3.877cm" svg:y="8.087cm">
          <text:p text:style-name="P3">int var2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3.877cm" svg:y="8.92cm">
          <text:p text:style-name="P3">int var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3.877cm" svg:y="9.745cm">
          <text:p text:style-name="P1">retAdd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3.877cm" svg:y="10.591cm">
          <text:p text:style-name="P1">int 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3.877cm" svg:y="11.424cm">
          <text:p text:style-name="P1">int b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3.877cm" svg:y="12.249cm">
          <text:p text:style-name="P1">rVa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3.877cm" svg:y="13.0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3.877cm" svg:y="5.5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3.877cm" svg:y="6.423cm">
          <text:p text:style-name="P3">int var4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3.877cm" svg:y="7.248cm">
          <text:p text:style-name="P3">int var3</text:p>
          <draw:enhanced-geometry svg:viewBox="0 0 21600 21600" draw:type="rectangle" draw:enhanced-path="M 0 0 L 21600 0 21600 21600 0 21600 0 0 Z N"/>
        </draw:custom-shape>
        <draw:frame draw:style-name="gr2" draw:layer="layout" svg:width="2.159cm" svg:height="0.962cm" svg:x="1.573cm" svg:y="12.232cm">
          <draw:text-box>
            <text:p>SP+3</text:p>
          </draw:text-box>
        </draw:frame>
        <draw:frame draw:style-name="gr2" draw:layer="layout" svg:width="2.159cm" svg:height="0.962cm" svg:x="1.572cm" svg:y="7.955cm">
          <draw:text-box>
            <text:p>SP-2</text:p>
          </draw:text-box>
        </draw:frame>
        <draw:frame draw:style-name="gr2" draw:layer="layout" svg:width="2.159cm" svg:height="0.962cm" svg:x="1.572cm" svg:y="7.114cm">
          <draw:text-box>
            <text:p>SP-3</text:p>
          </draw:text-box>
        </draw:frame>
        <draw:frame draw:style-name="gr2" draw:layer="layout" svg:width="2.159cm" svg:height="0.962cm" svg:x="1.572cm" svg:y="6.309cm">
          <draw:text-box>
            <text:p>SP-4</text:p>
          </draw:text-box>
        </draw:frame>
        <draw:frame draw:style-name="gr16" draw:layer="layout" svg:width="0.502cm" svg:height="0.962cm" svg:x="5.528cm" svg:y="11.066cm">
          <draw:text-box>
            <text:p/>
          </draw:text-box>
        </draw:frame>
        <draw:frame draw:style-name="gr2" draw:layer="layout" svg:width="2.159cm" svg:height="1.673cm" svg:x="8.507cm" svg:y="9.598cm">
          <draw:text-box>
            <text:p>SP+4<text:span text:style-name="T1">+0</text:span></text:p>
          </draw:text-box>
        </draw:frame>
        <draw:frame draw:style-name="gr2" draw:layer="layout" svg:width="2.159cm" svg:height="0.962cm" svg:x="8.508cm" svg:y="10.541cm">
          <draw:text-box>
            <text:p>SP+5</text:p>
          </draw:text-box>
        </draw:frame>
        <draw:frame draw:style-name="gr2" draw:layer="layout" svg:width="2.159cm" svg:height="0.962cm" svg:x="8.508cm" svg:y="11.384cm">
          <draw:text-box>
            <text:p>SP+6</text:p>
          </draw:text-box>
        </draw:frame>
        <draw:frame draw:style-name="gr2" draw:layer="layout" svg:width="2.159cm" svg:height="0.962cm" svg:x="8.507cm" svg:y="8.782cm">
          <draw:text-box>
            <text:p>SP+3</text:p>
          </draw:text-box>
        </draw:frame>
        <draw:custom-shape draw:style-name="gr13" draw:text-style-name="P1" draw:layer="layout" svg:width="0.834cm" svg:height="0.635cm" svg:x="9.777cm" svg:y="6.471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3.797cm" svg:height="0.833cm" svg:x="10.812cm" svg:y="8.086cm">
          <text:p text:style-name="P1">int var2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8.919cm">
          <text:p text:style-name="P1">int var1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9.744cm">
          <text:p text:style-name="P1">retAdd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10.59cm">
          <text:p text:style-name="P1">int 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11.423cm">
          <text:p text:style-name="P1">int b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12.248cm">
          <text:p text:style-name="P1">rVa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10.812cm" svg:y="13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10.812cm" svg:y="5.5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6.422cm">
          <text:p text:style-name="P1">int var4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0.812cm" svg:y="7.247cm">
          <text:p text:style-name="P1">int var3</text:p>
          <draw:enhanced-geometry svg:viewBox="0 0 21600 21600" draw:type="rectangle" draw:enhanced-path="M 0 0 L 21600 0 21600 21600 0 21600 0 0 Z N"/>
        </draw:custom-shape>
        <draw:frame draw:style-name="gr2" draw:layer="layout" svg:width="2.159cm" svg:height="0.962cm" svg:x="8.508cm" svg:y="12.231cm">
          <draw:text-box>
            <text:p>SP+7</text:p>
          </draw:text-box>
        </draw:frame>
        <draw:frame draw:style-name="gr2" draw:layer="layout" svg:width="2.159cm" svg:height="0.962cm" svg:x="8.507cm" svg:y="7.954cm">
          <draw:text-box>
            <text:p>SP+2</text:p>
          </draw:text-box>
        </draw:frame>
        <draw:frame draw:style-name="gr2" draw:layer="layout" svg:width="2.159cm" svg:height="0.962cm" svg:x="8.507cm" svg:y="7.113cm">
          <draw:text-box>
            <text:p>SP+1</text:p>
          </draw:text-box>
        </draw:frame>
        <draw:frame draw:style-name="gr2" draw:layer="layout" svg:width="2.159cm" svg:height="0.962cm" svg:x="8.507cm" svg:y="6.308cm">
          <draw:text-box>
            <text:p>SP</text:p>
          </draw:text-box>
        </draw:frame>
        <draw:frame draw:style-name="gr16" draw:layer="layout" svg:width="0.502cm" svg:height="0.962cm" svg:x="12.463cm" svg:y="11.065cm">
          <draw:text-box>
            <text:p/>
          </draw:text-box>
        </draw:frame>
        <draw:custom-shape draw:style-name="gr13" draw:text-style-name="P1" draw:layer="layout" svg:width="0.834cm" svg:height="0.635cm" svg:x="23.277cm" svg:y="12.37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4" draw:layer="layout" svg:width="3.797cm" svg:height="0.833cm" svg:x="24.312cm" svg:y="8.085cm">
          <text:p text:style-name="P4">int var2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8.918cm">
          <text:p text:style-name="P4">int var1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9.743cm">
          <text:p text:style-name="P4">retAddr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10.589cm">
          <text:p text:style-name="P4">int a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11.422cm">
          <text:p text:style-name="P4">int b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97cm" svg:height="0.833cm" svg:x="24.312cm" svg:y="12.247cm">
          <text:p text:style-name="P5">rVa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24.312cm" svg:y="13.08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24.312cm" svg:y="5.58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6.421cm">
          <text:p text:style-name="P4">int var4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24.312cm" svg:y="7.246cm">
          <text:p text:style-name="P4">int var3</text:p>
          <draw:enhanced-geometry svg:viewBox="0 0 21600 21600" draw:type="rectangle" draw:enhanced-path="M 0 0 L 21600 0 21600 21600 0 21600 0 0 Z N"/>
        </draw:custom-shape>
        <draw:frame draw:style-name="gr2" draw:layer="layout" svg:width="2.159cm" svg:height="0.962cm" svg:x="22.007cm" svg:y="12.207cm">
          <draw:text-box>
            <text:p>SP</text:p>
          </draw:text-box>
        </draw:frame>
        <draw:frame draw:style-name="gr16" draw:text-style-name="P6" draw:layer="layout" svg:width="0.502cm" svg:height="0.962cm" svg:x="25.963cm" svg:y="11.064cm">
          <draw:text-box>
            <text:p/>
          </draw:text-box>
        </draw:frame>
        <draw:frame draw:style-name="gr17" draw:layer="layout" svg:width="3.476cm" svg:height="1.673cm" svg:x="15.472cm" svg:y="9.598cm">
          <draw:text-box>
            <text:p>SP-1<text:span text:style-name="T1">+0</text:span></text:p>
          </draw:text-box>
        </draw:frame>
        <draw:frame draw:style-name="gr2" draw:layer="layout" svg:width="2.159cm" svg:height="0.962cm" svg:x="15.473cm" svg:y="10.541cm">
          <draw:text-box>
            <text:p>SP</text:p>
          </draw:text-box>
        </draw:frame>
        <draw:frame draw:style-name="gr2" draw:layer="layout" svg:width="2.159cm" svg:height="0.962cm" svg:x="15.473cm" svg:y="11.384cm">
          <draw:text-box>
            <text:p>SP+1</text:p>
          </draw:text-box>
        </draw:frame>
        <draw:frame draw:style-name="gr2" draw:layer="layout" svg:width="2.159cm" svg:height="0.962cm" svg:x="15.472cm" svg:y="8.782cm">
          <draw:text-box>
            <text:p>SP-2</text:p>
          </draw:text-box>
        </draw:frame>
        <draw:custom-shape draw:style-name="gr13" draw:text-style-name="P1" draw:layer="layout" svg:width="0.834cm" svg:height="0.635cm" svg:x="16.742cm" svg:y="10.671cm">
          <text:p/>
          <draw:enhanced-geometry svg:viewBox="0 0 21600 21600" draw:mirror-horizontal="false" draw:mirror-vertical="false" draw:text-areas="0 ?f0 ?f5 ?f2" draw:type="right-arrow" draw:modifiers="13270.4191616766 6249.0566037735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3.797cm" svg:height="0.833cm" svg:x="17.777cm" svg:y="8.086cm">
          <text:p text:style-name="P3">int var2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17.777cm" svg:y="8.919cm">
          <text:p text:style-name="P3">int var1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97cm" svg:height="0.833cm" svg:x="17.777cm" svg:y="9.744cm">
          <text:p text:style-name="P4">retAddr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7.777cm" svg:y="10.59cm">
          <text:p text:style-name="P1">int a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7.777cm" svg:y="11.423cm">
          <text:p text:style-name="P1">int b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3.797cm" svg:height="0.833cm" svg:x="17.777cm" svg:y="12.248cm">
          <text:p text:style-name="P1">rVal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17.777cm" svg:y="13.0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.797cm" svg:height="0.833cm" svg:x="17.777cm" svg:y="5.58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17.777cm" svg:y="6.422cm">
          <text:p text:style-name="P3">int var4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797cm" svg:height="0.833cm" svg:x="17.777cm" svg:y="7.247cm">
          <text:p text:style-name="P3">int var3</text:p>
          <draw:enhanced-geometry svg:viewBox="0 0 21600 21600" draw:type="rectangle" draw:enhanced-path="M 0 0 L 21600 0 21600 21600 0 21600 0 0 Z N"/>
        </draw:custom-shape>
        <draw:frame draw:style-name="gr2" draw:layer="layout" svg:width="2.159cm" svg:height="0.962cm" svg:x="15.473cm" svg:y="12.231cm">
          <draw:text-box>
            <text:p>SP+2</text:p>
          </draw:text-box>
        </draw:frame>
        <draw:frame draw:style-name="gr2" draw:layer="layout" svg:width="2.159cm" svg:height="0.962cm" svg:x="15.472cm" svg:y="7.954cm">
          <draw:text-box>
            <text:p>SP-3</text:p>
          </draw:text-box>
        </draw:frame>
        <draw:frame draw:style-name="gr2" draw:layer="layout" svg:width="2.159cm" svg:height="0.962cm" svg:x="15.472cm" svg:y="7.113cm">
          <draw:text-box>
            <text:p>SP-4</text:p>
          </draw:text-box>
        </draw:frame>
        <draw:frame draw:style-name="gr2" draw:layer="layout" svg:width="2.159cm" svg:height="0.962cm" svg:x="15.472cm" svg:y="6.308cm">
          <draw:text-box>
            <text:p>SP-5</text:p>
          </draw:text-box>
        </draw:frame>
        <draw:frame draw:style-name="gr16" draw:layer="layout" svg:width="0.502cm" svg:height="0.962cm" svg:x="19.428cm" svg:y="11.065cm">
          <draw:text-box>
            <text:p/>
          </draw:text-box>
        </draw:frame>
        <draw:frame draw:style-name="gr18" draw:layer="layout" svg:width="25.712cm" svg:height="0.962cm" svg:x="2.39cm" svg:y="14.253cm">
          <draw:text-box>
            <text:p>Before Prolog <text:s text:c="20"/>After Prolog <text:s text:c="16"/>After Epilog+return <text:s text:c="12"/>Clean-up call</text:p>
          </draw:text-box>
        </draw:frame>
      </draw:page>
      <draw:page draw:name="page4" draw:style-name="dp1" draw:master-page-name="Default_5f_">
        <draw:custom-shape draw:style-name="gr19" draw:text-style-name="P1" draw:layer="layout" svg:width="1.126cm" svg:height="1.183cm" svg:x="3.265cm" svg:y="4.84cm">
          <text:p text:style-name="P1">b<text:span text:style-name="T6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4.405cm" svg:y="4.841cm">
          <text:p text:style-name="P1">b<text:span text:style-name="T6">N-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7.536cm" svg:y="4.791cm">
          <text:p text:style-name="P1">b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8.676cm" svg:y="4.792cm">
          <text:p text:style-name="P1">b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3.242cm" svg:y="7.005cm">
          <text:p text:style-name="P1">b<text:span text:style-name="T6">0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4.382cm" svg:y="7.006cm">
          <text:p text:style-name="P1">b<text:span text:style-name="T6">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7.513cm" svg:y="6.956cm">
          <text:p text:style-name="P1">b<text:span text:style-name="T6">N-1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126cm" svg:height="1.183cm" svg:x="8.653cm" svg:y="6.957cm">
          <text:p text:style-name="P1">b<text:span text:style-name="T6">N</text:span></text:p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3.896cm" svg:y1="6.012cm" svg:x2="9.284cm" svg:y2="6.902cm">
          <text:p/>
        </draw:line>
        <draw:line draw:style-name="gr20" draw:text-style-name="P1" draw:layer="layout" svg:x1="5.075cm" svg:y1="5.964cm" svg:x2="8.226cm" svg:y2="7.046cm">
          <text:p/>
        </draw:line>
        <draw:line draw:style-name="gr20" draw:text-style-name="P1" draw:layer="layout" svg:x1="8.13cm" svg:y1="5.988cm" svg:x2="4.786cm" svg:y2="6.998cm">
          <text:p/>
        </draw:line>
        <draw:line draw:style-name="gr20" draw:text-style-name="P1" draw:layer="layout" svg:x1="9.308cm" svg:y1="5.988cm" svg:x2="3.656cm" svg:y2="6.9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5T22:41:18.500559718</meta:creation-date>
    <dc:date>2016-08-19T16:10:21.313974096</dc:date>
    <meta:editing-duration>PT1H7M47S</meta:editing-duration>
    <meta:editing-cycles>14</meta:editing-cycles>
    <meta:generator>LibreOffice/4.3.3.2$Linux_X86_64 LibreOffice_project/430m0$Build-2</meta:generator>
    <meta:document-statistic meta:object-count="134"/>
  </office:meta>
</office:document-meta>
</file>